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ynchronization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Dynamic 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Doubly Linked Li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string" calcext:value-type="string">
            <text:p>V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8T14:14:25.193187576</meta:creation-date>
    <dc:date>2020-07-28T15:12:59.531584324</dc:date>
    <meta:editing-duration>PT58M34S</meta:editing-duration>
    <meta:editing-cycles>2</meta:editing-cycles>
    <meta:generator>LibreOffice/6.4.5.2$Linux_X86_64 LibreOffice_project/a726b36747cf2001e06b58ad5db1aa3a9a1872d6</meta:generator>
    <meta:document-statistic meta:table-count="1" meta:cell-count="24" meta:object-count="0"/>
  </office:meta>
</office:document-meta>
</file>